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David CLM" svg:font-family="'David CL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75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Consolas"/>
    </style:style>
    <style:style style:name="P3" style:family="paragraph">
      <loext:graphic-properties draw:fill="none"/>
      <style:text-properties style:font-name="Consolas"/>
    </style:style>
    <style:style style:name="P4" style:family="paragraph">
      <style:paragraph-properties fo:text-align="justify"/>
    </style:style>
    <style:style style:name="P5" style:family="paragraph">
      <style:paragraph-properties fo:margin-top="0.4cm" fo:margin-bottom="0cm" fo:text-align="justify"/>
    </style:style>
    <style:style style:name="P6" style:family="paragraph">
      <style:paragraph-properties fo:margin-top="0.5cm" fo:margin-bottom="0cm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3" draw:layer="layout" svg:width="15.952cm" svg:height="7.871cm" svg:x="8cm" svg:y="4.998cm">
          <draw:text-box>
            <text:p text:style-name="P2"><text:span text:style-name="T1"># <text:s text:c="7"/>_ _ <text:s text:c="2"/>_ _ _ <text:s text:c="5"/>_</text:span></text:p>
            <text:p text:style-name="P2"><text:span text:style-name="T1"># <text:s text:c="6"/>/ <text:s text:c="2"/>) / _ _ ) <text:s/>_ \ )</text:span></text:p>
            <text:p text:style-name="P2"><text:span text:style-name="T1"># <text:s text:c="5"/>/ (| |/ / <text:s/>_ _ \ ) \ \</text:span></text:p>
            <text:p text:style-name="P2"><text:span text:style-name="T1"># <text:s text:c="4"/>/ <text:s/>_ <text:s text:c="3"/>( <text:s/>(_ <text:s/>) \ \ \ \</text:span></text:p>
            <text:p text:style-name="P2"><text:span text:style-name="T1"># <text:s text:c="3"/>/ / <text:s/>| |\ \ _ ) <text:s/>\_) \_) \</text:span></text:p>
            <text:p text:style-name="P2"><text:span text:style-name="T1"># <text:s text:c="2"/>(_/ <text:s text:c="2"/>|_| \ _ _ /\ _ _ _ _ )</text:span></text:p>
            <text:p text:style-name="P2"><text:span text:style-name="T1"># <text:s text:c="2"/>Anthropogenic Global Warming</text:span></text:p>
            <text:p text:style-name="P2"><text:span text:style-name="T1"># --------------------------------</text:span></text:p>
            <text:p text:style-name="P2"><text:span text:style-name="T1"/></text:p>
            <text:p text:style-name="P2"><text:span text:style-name="T1">include &lt;agw.h&gt;</text:span></text:p>
            <text:p text:style-name="P2"><text:span text:style-name="T1">from agw import ewp</text:span></text:p>
            <text:p text:style-name="P2"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Open Source</text:p>
              </text:list-item>
              <text:list-item>
                <text:p>Creative Commons</text:p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utonomous Weather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>Climate, weather, extreme weather attribution, ...</text:p>
                  </text:list-item>
                </text:list>
              </text:list-item>
              <text:list-item>
                <text:p text:style-name="P4">Joined up</text:p>
                <text:list>
                  <text:list-item>
                    <text:p text:style-name="P5"><text:span text:style-name="T2">Cross domain discipline and practitioner</text:span> </text:p>
                  </text:list-item>
                </text:list>
              </text:list-item>
              <text:list-item>
                <text:p text:style-name="P4">Hybrid cloud </text:p>
                <text:list>
                  <text:list-item>
                    <text:p text:style-name="P4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op down</text:p>
                <text:list>
                  <text:list-item>
                    <text:p>WMO, WHO, WFP, …</text:p>
                  </text:list-item>
                  <text:list-item>
                    <text:p>Country or jurisdiction specific counterparts, UK, EU, IN, JP, KR, AU, NZ, <text:s/>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>Global tertiary education, UCL, Imperial, Reading, …</text:p>
                  </text:list-item>
                  <text:list-item>
                    <text:p>Third sector, Medicine San Frontier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6">Global community</text:p>
                <text:list>
                  <text:list-item>
                    <text:p>Grantham, Potsdam, …</text:p>
                  </text:list-item>
                  <text:list-item>
                    <text:p>Copernicus, AU BOM, UK Met Office, </text:p>
                  </text:list-item>
                  <text:list-item>
                    <text:p>Citizen science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arth system of systems ESS, </text:p>
                <text:list>
                  <text:list-item>
                    <text:p>Systems science, natural system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technology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Raspberry Pi, other low cost similar options</text:p>
                <text:list>
                  <text:list-item>
                    <text:p>Single board computer, microcontroller</text:p>
                  </text:list-item>
                </text:list>
              </text:list-item>
              <text:list-item>
                <text:p>Peripherals, sensors, …</text:p>
                <text:list>
                  <text:list-item>
                    <text:p>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David CLM" svg:font-family="'David CL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18T20:32:01.237000000</dc:date>
    <meta:editing-duration>PT34M51S</meta:editing-duration>
    <meta:editing-cycles>8</meta:editing-cycles>
    <meta:generator>LibreOffice/24.2.5.2$Windows_X86_64 LibreOffice_project/bffef4ea93e59bebbeaf7f431bb02b1a39ee8a59</meta:generator>
    <meta:document-statistic meta:object-count="57"/>
  </office:meta>
</office:document-meta>
</file>